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DejaVu Sans1" svg:font-family="'DejaVu Sans'" style:font-family-generic="swiss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paragraph-properties fo:margin-left="0.305cm" fo:margin-right="0.254cm" fo:margin-top="0.127cm" fo:margin-bottom="0cm" fo:orphans="2" fo:widows="2" fo:text-indent="0cm" style:auto-text-indent="false"/>
      <style:text-properties fo:font-variant="normal" fo:text-transform="none" fo:color="#000000" style:font-name="S hne" fo:font-size="12pt" fo:letter-spacing="normal" fo:font-style="normal" fo:font-weight="normal"/>
    </style:style>
    <style:style style:name="P2" style:family="paragraph" style:parent-style-name="Text_20_body">
      <style:paragraph-properties fo:margin-left="0.305cm" fo:margin-right="0.254cm" fo:margin-top="0.127cm" fo:margin-bottom="0cm" fo:orphans="2" fo:widows="2" fo:text-indent="0cm" style:auto-text-indent="false"/>
      <style:text-properties fo:font-variant="normal" fo:text-transform="none" fo:color="#000000" style:font-name="Ubuntu" fo:font-size="12pt" fo:letter-spacing="normal" fo:font-style="normal" fo:font-weight="normal"/>
    </style:style>
    <style:style style:name="P3" style:family="paragraph" style:parent-style-name="Text_20_body">
      <style:paragraph-properties fo:margin-left="0.305cm" fo:margin-right="0.254cm" fo:margin-top="0.127cm" fo:margin-bottom="0cm" fo:orphans="2" fo:widows="2" fo:text-indent="0cm" style:auto-text-indent="false"/>
      <style:text-properties fo:font-variant="normal" fo:text-transform="none" fo:color="#000000" style:font-name="S hne" fo:font-size="12pt" fo:letter-spacing="normal" fo:font-style="normal" fo:font-weight="normal"/>
    </style:style>
    <style:style style:name="P4" style:family="paragraph" style:parent-style-name="Text_20_body">
      <style:paragraph-properties fo:margin-left="0.305cm" fo:margin-right="0.254cm" fo:margin-top="0.127cm" fo:margin-bottom="0cm" fo:orphans="2" fo:widows="2" fo:text-indent="0cm" style:auto-text-indent="false"/>
      <style:text-properties fo:font-variant="normal" fo:text-transform="none" fo:color="#000000" style:font-name="Ubuntu" fo:font-size="12pt" fo:letter-spacing="normal" fo:font-style="normal" fo:font-weight="normal"/>
    </style:style>
    <style:style style:name="P5" style:family="paragraph" style:parent-style-name="Standard">
      <style:paragraph-properties fo:margin-left="0.305cm" fo:margin-right="0.254cm" fo:margin-top="0.127cm" fo:margin-bottom="0cm" fo:text-indent="0cm" style:auto-text-indent="false"/>
      <style:text-properties style:font-name="Ubuntu"/>
    </style:style>
    <style:style style:name="P6" style:family="paragraph" style:parent-style-name="Standard">
      <style:paragraph-properties fo:margin-left="0.305cm" fo:margin-right="0.254cm" fo:margin-top="0.127cm" fo:margin-bottom="0cm" fo:orphans="2" fo:widows="2" fo:text-indent="0cm" style:auto-text-indent="false"/>
      <style:text-properties fo:font-variant="normal" fo:text-transform="none" fo:color="#000000" style:font-name="Ubuntu" fo:font-size="12pt" fo:letter-spacing="normal" fo:font-style="normal" fo:font-weight="normal" fo:background-color="transparent"/>
    </style:style>
    <style:style style:name="P7" style:family="paragraph" style:parent-style-name="Standard">
      <style:paragraph-properties fo:margin-left="0.305cm" fo:margin-right="0.254cm" fo:margin-top="0.127cm" fo:margin-bottom="0cm" fo:orphans="2" fo:widows="2" fo:text-indent="0cm" style:auto-text-indent="false"/>
      <style:text-properties fo:font-variant="normal" fo:text-transform="none" fo:color="#d1d5db" style:font-name="Ubuntu" fo:font-size="12pt" fo:letter-spacing="normal" fo:font-style="normal" fo:font-weight="normal"/>
    </style:style>
    <style:style style:name="P8" style:family="paragraph" style:parent-style-name="Standard">
      <style:paragraph-properties fo:margin-left="0.305cm" fo:margin-right="0.254cm" fo:margin-top="0.127cm" fo:margin-bottom="0cm" fo:orphans="2" fo:widows="2" fo:text-indent="0cm" style:auto-text-indent="false"/>
      <style:text-properties fo:font-variant="normal" fo:text-transform="none" fo:color="#d1d5db" style:font-name="Ubuntu" fo:font-size="12pt" fo:letter-spacing="normal" fo:font-style="normal" fo:font-weight="normal"/>
    </style:style>
    <style:style style:name="P9" style:family="paragraph" style:parent-style-name="Standard">
      <style:paragraph-properties fo:margin-left="0.305cm" fo:margin-right="0.254cm" fo:margin-top="0.127cm" fo:margin-bottom="0cm" fo:text-indent="0cm" style:auto-text-indent="false"/>
      <style:text-properties style:font-name="Ubuntu"/>
    </style:style>
    <style:style style:name="P10" style:family="paragraph" style:parent-style-name="Standard" style:master-page-name="Standard">
      <style:paragraph-properties fo:margin-left="0.305cm" fo:margin-right="0.254cm" fo:margin-top="0.127cm" fo:margin-bottom="0cm" fo:text-indent="0cm" style:auto-text-indent="false" style:page-number="auto"/>
      <style:text-properties style:font-name="Ubuntu"/>
    </style:style>
    <style:style style:name="P11" style:family="paragraph" style:parent-style-name="Standard" style:master-page-name="Standard">
      <style:paragraph-properties fo:margin-left="0.305cm" fo:margin-right="0.254cm" fo:margin-top="0.127cm" fo:margin-bottom="0cm" fo:text-indent="0cm" style:auto-text-indent="false" style:page-number="1"/>
      <style:text-properties style:font-name="Ubuntu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Dear Friend </text:span>:- Senjaliya Dhrumil Mukeshbhai</text:p>
      <text:p text:style-name="P5"/>
      <text:p text:style-name="P6">I hope this letter finds you in great spirits and good health. As the vibrant festival of Holi approaches, I wanted to extend a warm invitation to you and your loved ones to join us for a joyous and colorful celebration at my residence.</text:p>
      <text:p text:style-name="P6"/>
      <text:p text:style-name="P6"/>
      <text:p text:style-name="P7"><text:span text:style-name="T2">Date: 07-03-2023</text:span></text:p>
      <text:p text:style-name="P7"><text:span text:style-name="T2">Time: 10 AM </text:span></text:p>
      <text:p text:style-name="P7"><text:span text:style-name="T2">Venue: B-503,Divyajivan Elegance, Gangotri Circle Road, Surya Nagar, Nikol, <text:s text:c="3"/><text:tab/>Ahmedabad, Gujarat</text:span></text:p>
      <text:p text:style-name="P6"/>
      <text:p text:style-name="P2">Wishing you a Holi filled with love, laughter, and an abundance of colors!</text:p>
      <text:p text:style-name="P2"/>
      <text:p text:style-name="P3">Warm regards,</text:p>
      <text:p text:style-name="P1">Chovatiya Shshwat Arvindbhai</text:p>
      <text:p text:style-name="P3"/>
      <text:p text:style-name="Text_20_body"><text:line-break/></text:p>
      <text:p text:style-name="P11"><text:span text:style-name="T1">Dear Friend </text:span>:- Limabachiya Mitanshu Syleshbhai</text:p>
      <text:p text:style-name="P5"/>
      <text:p text:style-name="P7"><text:span text:style-name="T2">I hope this letter finds you in great spirits and good health. As the vibrant festival of Holi approaches, I wanted to extend a warm invitation to you and your loved ones to join us for a joyous and colorful celebration at my residence.</text:span></text:p>
      <text:p text:style-name="P7"><text:span text:style-name="T2"/></text:p>
      <text:p text:style-name="P7"><text:span text:style-name="T2"/></text:p>
      <text:p text:style-name="P7"><text:span text:style-name="T2">Date: 07-03-2023</text:span></text:p>
      <text:p text:style-name="P7"><text:span text:style-name="T2">Time: 10 AM </text:span></text:p>
      <text:p text:style-name="P7"><text:span text:style-name="T2">Venue: B-503,Divyajivan Elegance, Gangotri Circle Road, Surya Nagar, Nikol, <text:tab/>Ahmedabad, Gujarat</text:span></text:p>
      <text:p text:style-name="P7"><text:span text:style-name="T2"/></text:p>
      <text:p text:style-name="P2">Wishing you a Holi filled with love, laughter, and an abundance of colors!</text:p>
      <text:p text:style-name="P2"/>
      <text:p text:style-name="P3">Warm regards,</text:p>
      <text:p text:style-name="P1">Chovatiya Shashwat Arvindbhai</text:p>
      <text:p text:style-name="P3"/>
      <text:p text:style-name="Text_20_body"><text:line-break/></text:p>
      <text:p text:style-name="P11"><text:span text:style-name="T1">Dear Friend </text:span>:- Dholariya Jaymin</text:p>
      <text:p text:style-name="P5"/>
      <text:p text:style-name="P7"><text:span text:style-name="T2">I hope this letter finds you in great spirits and good health. As the vibrant festival of Holi approaches, I wanted to extend a warm invitation to you and your loved ones to join us for a joyous and colorful celebration at my residence.</text:span></text:p>
      <text:p text:style-name="P7"><text:span text:style-name="T2"/></text:p>
      <text:p text:style-name="P7"><text:span text:style-name="T2"/></text:p>
      <text:p text:style-name="P7"><text:span text:style-name="T2">Date: 07-03-2023</text:span></text:p>
      <text:p text:style-name="P7"><text:span text:style-name="T2">Time: 10 AM </text:span></text:p>
      <text:p text:style-name="P7"><text:span text:style-name="T2">Venue: B-503,Divyajivan Elegance, Gangotri Circle Road, Surya Nagar, Nikol, <text:tab/>Ahmedabad, Gujarat</text:span></text:p>
      <text:p text:style-name="P7"><text:span text:style-name="T2"/></text:p>
      <text:p text:style-name="P2">Wishing you a Holi filled with love, laughter, and an abundance of colors!</text:p>
      <text:p text:style-name="P2"/>
      <text:p text:style-name="P3">Warm regards,</text:p>
      <text:p text:style-name="P1">Chovatiya Shashwat Arvindbhai</text:p>
      <text:p text:style-name="P3"/>
      <text:p text:style-name="Text_20_body"><text:line-break/></text:p>
      <text:p text:style-name="P11"><text:span text:style-name="T1">Dear Friend </text:span>:- Devani Anish</text:p>
      <text:p text:style-name="P5"/>
      <text:p text:style-name="P7"><text:span text:style-name="T2">I hope this letter finds you in great spirits and good health. As the vibrant festival of Holi approaches, I wanted to extend a warm invitation to you and your loved ones to join us for a joyous and colorful celebration at my residence.</text:span></text:p>
      <text:p text:style-name="P7"><text:span text:style-name="T2"/></text:p>
      <text:p text:style-name="P7"><text:span text:style-name="T2"/></text:p>
      <text:p text:style-name="P7"><text:span text:style-name="T2">Date: 07-03-2023</text:span></text:p>
      <text:p text:style-name="P7"><text:span text:style-name="T2">Time: 10 AM </text:span></text:p>
      <text:p text:style-name="P7"><text:span text:style-name="T2">Venue: B-503,Divyajivan Elegance, Gangotri Circle Road, Surya Nagar, Nikol, <text:tab/>Ahmedabad, Gujarat</text:span></text:p>
      <text:p text:style-name="P7"><text:span text:style-name="T2"/></text:p>
      <text:p text:style-name="P2">Wishing you a Holi filled with love, laughter, and an abundance of colors!</text:p>
      <text:p text:style-name="P2"/>
      <text:p text:style-name="P3">Warm regards,</text:p>
      <text:p text:style-name="P1">Chovatiya Shashwat Arvindbhai</text:p>
      <text:p text:style-name="P3"/>
      <text:p text:style-name="Text_20_body"><text:line-break/></text:p>
      <text:p text:style-name="P11"><text:span text:style-name="T1">Dear Friend </text:span>:- Gadhvi Jigar</text:p>
      <text:p text:style-name="P5"/>
      <text:p text:style-name="P7"><text:span text:style-name="T2">I hope this letter finds you in great spirits and good health. As the vibrant festival of Holi approaches, I wanted to extend a warm invitation to you and your loved ones to join us for a joyous and colorful celebration at my residence.</text:span></text:p>
      <text:p text:style-name="P7"><text:span text:style-name="T2"/></text:p>
      <text:p text:style-name="P7"><text:span text:style-name="T2"/></text:p>
      <text:p text:style-name="P7"><text:span text:style-name="T2">Date: 07-03-2023</text:span></text:p>
      <text:p text:style-name="P7"><text:span text:style-name="T2">Time: 10 AM </text:span></text:p>
      <text:p text:style-name="P7"><text:span text:style-name="T2">Venue: B-503,Divyajivan Elegance, Gangotri Circle Road, Surya Nagar, Nikol, <text:tab/>Ahmedabad, Gujarat</text:span></text:p>
      <text:p text:style-name="P7"><text:span text:style-name="T2"/></text:p>
      <text:p text:style-name="P2">Wishing you a Holi filled with love, laughter, and an abundance of colors!</text:p>
      <text:p text:style-name="P2"/>
      <text:p text:style-name="P3">Warm regards,</text:p>
      <text:p text:style-name="P1">Chovatiya Shashwat Arvindbhai</text:p>
      <text:p text:style-name="P3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DejaVu Sans1" svg:font-family="'DejaVu Sans'" style:font-family-generic="swiss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IN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shwat Arvindbhai Chovatiya </meta:initial-creator>
    <meta:creation-date>2023-09-15T20:10:09</meta:creation-date>
    <meta:document-statistic meta:table-count="0" meta:image-count="0" meta:object-count="0" meta:page-count="9" meta:paragraph-count="45" meta:word-count="417" meta:character-count="2556"/>
    <dc:date>2023-09-15T20:11:51</dc:date>
    <dc:creator>Shashwat Arvindbhai Chovatiya </dc:creator>
    <meta:editing-duration>PT1M42S</meta:editing-duration>
    <meta:editing-cycles>1</meta:editing-cycles>
    <meta:generator>OpenOffice/4.1.14$Unix OpenOffice.org_project/4114m1$Build-9811</meta:generator>
  </office:meta>
</office:document-meta>
</file>